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56000003005B6261F56BD6F29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95cm, 0cm, 2.455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762cm" svg:x="1cm" svg:y="9.382cm">
          <draw:image xlink:href="Pictures/1000020100000556000003005B6261F56BD6F29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9-09T17:51:36.217021343</dc:date>
    <meta:editing-duration>PT49S</meta:editing-duration>
    <meta:editing-cycles>1</meta:editing-cycles>
    <meta:generator>LibreOffice/5.3.6.1$Linux_X86_64 LibreOffice_project/30$Build-1</meta:generator>
    <meta:document-statistic meta:object-count="1"/>
  </office:meta>
</office:document-meta>
</file>